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mazon Ember" svg:font-family="'Amazon Ember', 'Helvetica Neue', Roboto, Arial, sans-serif"/>
    <style:font-face style:name="Lohit Devanagari1" svg:font-family="'Lohit Devanagari'"/>
    <style:font-face style:name="Monaco" svg:font-family="Monaco, Menlo, Consolas, 'Courier Prime', Courier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9397" officeooo:paragraph-rsid="00159397"/>
    </style:style>
    <style:style style:name="P2" style:family="paragraph" style:parent-style-name="Standard">
      <style:text-properties fo:font-variant="normal" fo:text-transform="none" fo:color="#16191f" style:font-name="Amazon Ember" fo:font-size="12pt" fo:letter-spacing="normal" fo:font-style="normal" fo:font-weight="normal" officeooo:rsid="00159397" officeooo:paragraph-rsid="00159397"/>
    </style:style>
    <style:style style:name="P3" style:family="paragraph" style:parent-style-name="Standard">
      <style:text-properties fo:font-variant="normal" fo:text-transform="none" fo:color="#16191f" style:font-name="Amazon Ember" fo:font-size="12pt" fo:letter-spacing="normal" fo:font-style="normal" fo:font-weight="normal" officeooo:rsid="001bb232" officeooo:paragraph-rsid="001bb232"/>
    </style:style>
    <style:style style:name="P4" style:family="paragraph" style:parent-style-name="Standard">
      <style:text-properties fo:font-variant="normal" fo:text-transform="none" fo:color="#16191f" style:font-name="Amazon Ember" fo:font-size="12pt" fo:letter-spacing="normal" fo:font-style="normal" fo:font-weight="bold" officeooo:rsid="001bb232" officeooo:paragraph-rsid="001bb232" style:font-style-asian="normal" style:font-weight-asian="bold" style:font-style-complex="normal" style:font-weight-complex="bold"/>
    </style:style>
    <style:style style:name="P5" style:family="paragraph" style:parent-style-name="Standard">
      <style:text-properties fo:font-variant="normal" fo:text-transform="none" fo:color="#16191f" style:font-name="Amazon Ember" fo:font-size="12pt" fo:letter-spacing="normal" fo:font-style="normal" fo:font-weight="bold" officeooo:rsid="001bb232" officeooo:paragraph-rsid="001bb232" style:font-weight-asian="bold" style:font-weight-complex="bold"/>
    </style:style>
    <style:style style:name="P6" style:family="paragraph" style:parent-style-name="Standard">
      <style:text-properties fo:font-weight="bold" officeooo:rsid="00159397" officeooo:paragraph-rsid="00159397" style:font-weight-asian="bold" style:font-weight-complex="bold"/>
    </style:style>
    <style:style style:name="P7" style:family="paragraph" style:parent-style-name="Standard" style:list-style-name="L1">
      <style:text-properties officeooo:paragraph-rsid="00159397"/>
    </style:style>
    <style:style style:name="P8" style:family="paragraph" style:parent-style-name="Standard" style:list-style-name="L1">
      <style:text-properties fo:font-variant="normal" fo:text-transform="none" fo:color="#16191f" style:font-name="Amazon Ember" fo:font-size="12pt" fo:letter-spacing="normal" fo:font-style="normal" fo:font-weight="normal" officeooo:rsid="00159397" officeooo:paragraph-rsid="00159397"/>
    </style:style>
    <style:style style:name="P9" style:family="paragraph" style:parent-style-name="Standard" style:list-style-name="L2">
      <style:text-properties fo:font-variant="normal" fo:text-transform="none" fo:color="#16191f" style:font-name="Amazon Ember" fo:font-size="12pt" fo:letter-spacing="normal" fo:font-style="normal" fo:font-weight="normal" officeooo:rsid="00159397" officeooo:paragraph-rsid="00159397"/>
    </style:style>
    <style:style style:name="P10" style:family="paragraph" style:parent-style-name="Standard">
      <style:text-properties fo:font-variant="normal" fo:text-transform="none" fo:color="#16191f" style:font-name="Amazon Ember" fo:font-size="12pt" fo:letter-spacing="normal" fo:font-style="normal" fo:font-weight="normal" officeooo:rsid="001bb232" officeooo:paragraph-rsid="001bb232"/>
    </style:style>
    <style:style style:name="P11" style:family="paragraph" style:parent-style-name="Standard" style:list-style-name="L1">
      <style:text-properties fo:font-variant="normal" fo:text-transform="none" fo:color="#16191f" style:font-name="Amazon Ember" fo:font-size="12pt" fo:letter-spacing="normal" fo:font-style="normal" fo:font-weight="bold" officeooo:rsid="00159397" officeooo:paragraph-rsid="00159397" style:font-weight-asian="bold" style:font-weight-complex="bold"/>
    </style:style>
    <style:style style:name="P12" style:family="paragraph" style:parent-style-name="Standard">
      <style:text-properties fo:font-variant="normal" fo:text-transform="none" fo:color="#16191f" style:font-name="Amazon Ember" fo:font-size="12pt" fo:letter-spacing="normal" fo:font-style="normal" fo:font-weight="bold" officeooo:rsid="001d9572" officeooo:paragraph-rsid="001d9572" style:font-weight-asian="bold" style:font-weight-complex="bold"/>
    </style:style>
    <style:style style:name="P13" style:family="paragraph" style:parent-style-name="Text_20_body" style:list-style-name="L1">
      <style:text-properties fo:font-variant="normal" fo:text-transform="none" fo:color="#16191f" style:text-line-through-style="none" style:text-line-through-type="none" style:font-name="Amazon Ember" fo:font-size="12pt" fo:letter-spacing="normal" fo:font-style="normal" style:text-underline-style="none" fo:font-weight="normal" officeooo:rsid="00159397" officeooo:paragraph-rsid="00159397" style:text-blinking="false"/>
    </style:style>
    <style:style style:name="T1" style:family="text">
      <style:text-properties officeooo:rsid="00159397"/>
    </style:style>
    <style:style style:name="T2" style:family="text">
      <style:text-properties fo:font-variant="normal" fo:text-transform="none" fo:color="#16191f" style:font-name="Amazon Ember" fo:font-size="12pt" fo:letter-spacing="normal" fo:font-style="normal" fo:font-weight="normal"/>
    </style:style>
    <style:style style:name="T3" style:family="text">
      <style:text-properties fo:font-variant="normal" fo:text-transform="none" fo:color="#16191f" style:font-name="Amazon Ember" fo:font-size="12pt" fo:letter-spacing="normal" fo:font-style="normal" fo:font-weight="normal" officeooo:rsid="00159397"/>
    </style:style>
    <style:style style:name="T4" style:family="text">
      <style:text-properties fo:font-variant="normal" fo:text-transform="none" fo:color="#16191f" style:font-name="Monaco" fo:font-size="12pt" fo:letter-spacing="normal" fo:font-style="normal" fo:font-weight="normal" officeooo:rsid="00159397" fo:background-color="#f2f3f3" loext:char-shading-value="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92de1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How to setup dynamodb locally.</text:p>
      <text:p text:style-name="P1"/>
      <text:p text:style-name="P1">Visit on this site.</text:p>
      <text:list xml:id="list2206852257" text:style-name="L1">
        <text:list-item>
          <text:p text:style-name="P7"><text:a xlink:type="simple" xlink:href="https://docs.aws.amazon.com/amazondynamodb/latest/developerguide/DynamoDBLocal.DownloadingAndRunning.html" text:style-name="Internet_20_link" text:visited-style-name="Visited_20_Internet_20_Link"><text:span text:style-name="T1">https://docs.aws.amazon.com/amazondynamodb/latest/developerguide/DynamoDBLocal.DownloadingAndRunning.html</text:span></text:a></text:p>
          <text:p text:style-name="P7"/>
        </text:list-item>
        <text:list-item>
          <text:p text:style-name="P7"><text:span text:style-name="T1">download locally </text:span><text:span text:style-name="T2">Asia Pacific (Mumbai) Region .</text:span><text:span text:style-name="T3">zip</text:span></text:p>
          <text:p text:style-name="P8"/>
        </text:list-item>
        <text:list-item>
          <text:p text:style-name="P13">After you download the archive, extract the contents and copy the extracted directory to a location of your choice.</text:p>
        </text:list-item>
        <text:list-item>
          <text:p text:style-name="P7"><text:span text:style-name="T3">To start DynamoDB on your computer, open a command prompt window, navigate to the directory where you extracted </text:span><text:span text:style-name="Source_20_Text"><text:span text:style-name="T4">DynamoDBLocal.jar</text:span></text:span><text:span text:style-name="T3">, and enter the following command.</text:span></text:p>
          <text:p text:style-name="P8"/>
        </text:list-item>
        <text:list-item>
          <text:p text:style-name="P11">If you not install java.</text:p>
          <text:list>
            <text:list-header>
              <text:p text:style-name="P8">sudo apt install default-jre <text:s text:c="11"/></text:p>
            </text:list-header>
            <text:list-item>
              <text:p text:style-name="P8">sudo apt install openjdk-11-jre-headless <text:s/></text:p>
            </text:list-item>
            <text:list-item>
              <text:p text:style-name="P8">sudo apt install openjdk-13-jre-headless <text:s/></text:p>
            </text:list-item>
            <text:list-item>
              <text:p text:style-name="P8">sudo apt install openjdk-16-jre-headless <text:s/></text:p>
            </text:list-item>
            <text:list-item>
              <text:p text:style-name="P8">sudo apt install openjdk-8-jre-headless</text:p>
              <text:p text:style-name="P8"/>
            </text:list-item>
          </text:list>
        </text:list-item>
      </text:list>
      <text:p text:style-name="P5">Run this following command for start dynamodb database server.</text:p>
      <text:p text:style-name="P3"/>
      <text:list xml:id="list182358737755047" text:continue-numbering="true" text:style-name="L1">
        <text:list-item>
          <text:p text:style-name="P8">java -Djava.library.path=./DynamoDBLocal_lib -jar DynamoDBLocal.jar -sharedDb</text:p>
        </text:list-item>
      </text:list>
      <text:p text:style-name="P2"/>
      <text:p text:style-name="P2"><text:tab/><text:span text:style-name="T5">if you successfully install. Then display</text:span> </text:p>
      <text:p text:style-name="P2"/>
      <text:p text:style-name="P2"><text:tab/><text:tab/>Initializing DynamoDB Local with the following configuration:</text:p>
      <text:p text:style-name="P2"><text:tab/><text:tab/>Port:<text:tab/>8000</text:p>
      <text:p text:style-name="P2"><text:tab/><text:tab/>InMemory:<text:tab/>false</text:p>
      <text:p text:style-name="P2"><text:tab/><text:tab/>DbPath:<text:tab/>null</text:p>
      <text:p text:style-name="P2"><text:tab/><text:tab/>SharedDb:<text:tab/>true</text:p>
      <text:p text:style-name="P2"><text:tab/><text:tab/>shouldDelayTransientStatuses:<text:tab/>false</text:p>
      <text:p text:style-name="P2"><text:tab/><text:tab/>CorsParams:<text:tab/>*</text:p>
      <text:p text:style-name="P2"/>
      <text:p text:style-name="P2"><text:span text:style-name="T6">show table listing for this commmand</text:span> </text:p>
      <text:list xml:id="list271801228" text:style-name="L2">
        <text:list-item>
          <text:p text:style-name="P9">aws dynamodb list-tables --endpoint-url <text:a xlink:type="simple" xlink:href="http://localhost:8000/" text:style-name="Internet_20_link" text:visited-style-name="Visited_20_Internet_20_Link">http://localhost:8000</text:a></text:p>
        </text:list-item>
      </text:list>
      <text:p text:style-name="P2"/>
      <text:p text:style-name="P4">This command use for open dynamodb shell.</text:p>
      <text:p text:style-name="P3"><text:tab/><text:a xlink:type="simple" xlink:href="http://localhost:8000/shell/" text:style-name="Internet_20_link" text:visited-style-name="Visited_20_Internet_20_Link">http://localhost:8000/shell/</text:a>#</text:p>
      <text:p text:style-name="P3"/>
      <text:p text:style-name="P12">see particular table configuration.</text:p>
      <text:p text:style-name="P3">aws dynamodb describe-table --table-name book --endpoint-url http://localhost:800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mazon Ember" svg:font-family="'Amazon Ember', 'Helvetica Neue', Roboto, Arial, sans-serif"/>
    <style:font-face style:name="Lohit Devanagari1" svg:font-family="'Lohit Devanagari'"/>
    <style:font-face style:name="Monaco" svg:font-family="Monaco, Menlo, Consolas, 'Courier Prime', Courier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1T11:51:24.546629901</meta:creation-date>
    <dc:date>2021-09-14T18:23:57.868527417</dc:date>
    <meta:editing-duration>PT10H50M37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32" meta:word-count="173" meta:character-count="1369" meta:non-whitespace-character-count="1207"/>
  </office:meta>
</office:document-meta>
</file>